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6bdb" officeooo:paragraph-rsid="00086bdb"/>
    </style:style>
    <style:style style:name="P2" style:family="paragraph" style:parent-style-name="Standard">
      <style:text-properties officeooo:rsid="0009d158" officeooo:paragraph-rsid="0009d158"/>
    </style:style>
    <style:style style:name="P3" style:family="paragraph" style:parent-style-name="Standard">
      <style:text-properties officeooo:rsid="000d6cea" officeooo:paragraph-rsid="000d6cea"/>
    </style:style>
    <style:style style:name="P4" style:family="paragraph" style:parent-style-name="Standard">
      <style:text-properties officeooo:rsid="000d6cea" officeooo:paragraph-rsid="000ed8b1"/>
    </style:style>
    <style:style style:name="P5" style:family="paragraph" style:parent-style-name="Standard">
      <style:text-properties officeooo:rsid="000ed8b1" officeooo:paragraph-rsid="000ed8b1"/>
    </style:style>
    <style:style style:name="P6" style:family="paragraph" style:parent-style-name="Standard">
      <style:text-properties officeooo:rsid="00108012" officeooo:paragraph-rsid="00108012"/>
    </style:style>
    <style:style style:name="T1" style:family="text">
      <style:text-properties officeooo:rsid="00086bdb"/>
    </style:style>
    <style:style style:name="T2" style:family="text">
      <style:text-properties officeooo:rsid="0009d158"/>
    </style:style>
    <style:style style:name="T3" style:family="text">
      <style:text-properties officeooo:rsid="000b4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Net podstawowa obsługa konsoli</text:span></text:p>
      <text:p text:style-name="P1">Jak działa .NET framework oraz runtime</text:p>
      <text:p text:style-name="P1">- zmienne, liczby, tablice, <text:span text:style-name="T2">listy, metody, klasy, pętle, switch</text:span></text:p>
      <text:p text:style-name="P1">- <text:span text:style-name="T2">proste test jednostkowe</text:span></text:p>
      <text:p text:style-name="P2">rodzaje typów i ich przekazywanie (out, ref)</text:p>
      <text:p text:style-name="P2">wyjątki i ich obsługa, delegaty zdarzenia</text:p>
      <text:p text:style-name="P2">- dziedziczenie, hermetyzacja, polimorfizm</text:p>
      <text:p text:style-name="P2">- interface, klasa abstrakcyjna</text:p>
      <text:p text:style-name="P2">- przeciążenie metod, praca z plikami</text:p>
      <text:p text:style-name="P2">- aplikacja konsolowa uruchamiana bez Visual’a</text:p>
      <text:p text:style-name="P2">- <text:span text:style-name="T3">Git oraz GitHub</text:span></text:p>
      <text:p text:style-name="P2"/>
      <text:p text:style-name="P4">2.</text:p>
      <text:p text:style-name="P4">Generyki w klasach, metodach wszystkie ich ograniczenia</text:p>
      <text:p text:style-name="P3">LINQ, LINQ to XML, LING to Entity</text:p>
      <text:p text:style-name="P3">Metody rozszerzające LINQ</text:p>
      <text:p text:style-name="P3">Zasady czystego kodu</text:p>
      <text:p text:style-name="P3">Dependency injection i IoC</text:p>
      <text:p text:style-name="P3">Praktyczne rozwiązania i wzorce stosowane powszechnie (stos, repozytorium etc.)</text:p>
      <text:p text:style-name="P3">Wzorce projektowe</text:p>
      <text:p text:style-name="P3"/>
      <text:p text:style-name="P5">3. LINQ</text:p>
      <text:p text:style-name="P5">Language Integrated Query</text:p>
      <text:p text:style-name="P5">Język zapytań do obiektów, które są w kolekcji/liście etc</text:p>
      <text:p text:style-name="P5"/>
      <text:p text:style-name="P5">4. Po zrobieniu portfolio warto się pojawić w Linkedin</text:p>
      <text:p text:style-name="P6">- warto napisać jakie kursy się robiło</text:p>
      <text:p text:style-name="P6">- dać link do swojego githuba</text:p>
      <text:p text:style-name="P6">- załatwić rekomendacje od osób z pracy, mentorów</text:p>
      <text:p text:style-name="P6">- ustawić status „Open to Work”</text:p>
      <text:p text:style-name="P6">- Prawda, nie pisać że się zna cokolwiek 10/10</text:p>
      <text:p text:style-name="P6">- odpalać kilka rekrutacji</text:p>
      <text:p text:style-name="P6">- samemu pisać do rekruteró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21:17:13.743000000</dc:date>
    <meta:editing-duration>PT19M33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0" meta:word-count="164" meta:character-count="1062" meta:non-whitespace-character-count="928"/>
  </office:meta>
</office:document-meta>
</file>